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MethodRule.withBeforeTestMethodCallbacks( Statement next , Method testMethod , Object testInstance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MethodRule.withProfileValueCheck( Statement next , Method testMethod , Object test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MethodRule.withPotentialTimeout( Statement next , Method testMethod , Object test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MethodRule.withAfterTestMethodCallbacks( Statement next , Method testMethod , Object testInstance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MethodRule.apply( Statement base , FrameworkMethod frameworkMethod , Object test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MethodRule.withTestInstancePreparation( Statement next , Object testInstance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MethodRule.withPotentialRepeat( Statement next , Method testMethod , Object test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